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Text_20_body">
      <style:text-properties officeooo:paragraph-rsid="001dceef"/>
    </style:style>
    <style:style style:name="P10" style:family="paragraph" style:parent-style-name="code">
      <style:text-properties fo:font-size="9pt" style:font-size-asian="9pt" style:font-size-complex="9pt"/>
    </style:style>
    <style:style style:name="P11" style:family="paragraph" style:parent-style-name="Text_20_body" style:list-style-name="L2"/>
    <style:style style:name="P12" style:family="paragraph" style:parent-style-name="Heading_20_1" style:master-page-name="Standard">
      <style:paragraph-properties style:page-number="auto"/>
    </style:style>
    <style:style style:name="P13" style:family="paragraph" style:parent-style-name="Heading_20_1">
      <style:paragraph-properties fo:break-before="page"/>
    </style:style>
    <style:style style:name="P14" style:family="paragraph" style:parent-style-name="Table_20_Contents">
      <style:text-properties officeooo:rsid="00213878" officeooo:paragraph-rsid="00213878"/>
    </style:style>
    <style:style style:name="P15" style:family="paragraph" style:parent-style-name="enum" style:list-style-name="L1"/>
    <style:style style:name="P16" style:family="paragraph" style:parent-style-name="enum" style:list-style-name="L1">
      <style:text-properties fo:font-weight="normal" style:font-weight-asian="normal" style:font-weight-complex="normal"/>
    </style:style>
    <style:style style:name="P17" style:family="paragraph" style:parent-style-name="enum" style:list-style-name="L1">
      <style:text-properties officeooo:rsid="0018e801" officeooo:paragraph-rsid="0018e801"/>
    </style:style>
    <style:style style:name="P1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19"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4">Chamberland-Dozois, Léandre, 1792798</text:p>
            <text:p text:style-name="P14">Lamouchi, Mohamed Seghaier 1765912</text:p>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1572711846" text:style-name="L1">
        <text:list-item>
          <text:p text:style-name="P15">Répondez directement dans le questionnaire ODT avec LibreOffice ou OpenOffice.</text:p>
        </text:list-item>
        <text:list-item>
          <text:p text:style-name="P15">La correction se fera directement dans le document électronique <text:span text:style-name="T9">ODT.</text:span></text:p>
        </text:list-item>
        <text:list-item>
          <text:p text:style-name="P15">Le questionnaire rempli et le code doivent être remis par Moodle <text:span text:style-name="T5">dans une archive tar.gz :</text:span></text:p>
          <text:list>
            <text:list-item>
              <text:list>
                <text:list-item>
                  <text:p text:style-name="P16">Utilisez la commande « make dist » pour générer l'archive tar.gz.</text:p>
                </text:list-item>
                <text:list-item>
                  <text:p text:style-name="P16">Glissez le questionnaire rempli dans l'archive.</text:p>
                </text:list-item>
                <text:list-item>
                  <text:p text:style-name="P16">Pas de .zip, pas de .7z et pas de .tar : seulement le .tar.gz qui est généré par la commance « make dist » avec le rapport glissé à l'intérieur.</text:p>
                </text:list-item>
              </text:list>
            </text:list-item>
          </text:list>
        </text:list-item>
        <text:list-item>
          <text:p text:style-name="P15">Une seule personne de l'équipe doit effectuer la remise sur Moodle.</text:p>
        </text:list-item>
        <text:list-item>
          <text:p text:style-name="P17">Vérifiez que l'archive remise contient tous les fichiers nécessaires.</text:p>
        </text:list-item>
        <text:list-item>
          <text:p text:style-name="P15"><text:soft-page-break/>Avant la remise, faites <text:span text:style-name="technical">make clean</text:span> et supprimez les images.</text:p>
        </text:list-item>
        <text:list-item>
          <text:p text:style-name="P15">Pour obtenir les mesures de performance, compilez avec l'optimisation -O2 (valeur par défaut).</text:p>
        </text:list-item>
        <text:list-item>
          <text:p text:style-name="P18">Recommencez une expérience si vous jugez que les données sont anormales.</text:p>
        </text:list-item>
        <text:list-item>
          <text:p text:style-name="P18">Utilisez les machines du laboratoire pour obtenir vos résultats.</text:p>
        </text:list-item>
        <text:list-item>
          <text:p text:style-name="P19">10% de la note finale peut être enlevée pour la mauvaise qualité de la langue, soit 1% par faute.</text:p>
        </text:list-item>
        <text:list-item>
          <text:p text:style-name="P15"><text:span text:style-name="T1">La correction s'effectue avec l'option de compilation </text:span><text:span text:style-name="technical"><text:span text:style-name="T1">-Wall</text:span></text:span> (valeur par défaut).</text:p>
        </text:list-item>
        <text:list-item>
          <text:p text:style-name="P1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9">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b</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4"/>
          </table:table-cell>
          <table:table-cell table:style-name="Tableau2.E2" office:value-type="string">
            <text:p text:style-name="P4"/>
          </table:table-cell>
        </table:table-row>
      </table:table>
      <text:p text:style-name="Table">Tableau <text:sequence text:ref-name="refTable1" text:name="Table" text:formula="ooow:Table+1" style:num-format="1">2</text:sequence>: Analyse des problèmes de performance</text:p>
      <text:p text:style-name="Text_20_body"/>
      <text:h text:style-name="P12"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982566976" text:style-name="L2">
        <text:list-item>
          <text:p text:style-name="P11">q : quitter</text:p>
        </text:list-item>
        <text:list-item>
          <text:p text:style-name="P11">1 : utiliser la librairie série</text:p>
        </text:list-item>
        <text:list-item>
          <text:p text:style-name="P11">2 : utiliser la librairie OpenMP à 8 fils</text:p>
        </text:list-item>
        <text:list-item>
          <text:p text:style-name="P11">3 : utiliser la librairie OpenCL</text:p>
        </text:list-item>
        <text:list-item>
          <text:p text:style-name="P11">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0">./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0">./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7</text:page-number>/<text:page-count>7</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42:36.982753088</meta:creation-date>
    <meta:editing-duration>PT30M7S</meta:editing-duration>
    <meta:editing-cycles>3</meta:editing-cycles>
    <meta:generator>LibreOffice/6.0.6.1$Linux_X86_64 LibreOffice_project/00$Build-1</meta:generator>
    <dc:date>2018-10-29T18:22:57.235668677</dc:date>
    <meta:document-statistic meta:table-count="9" meta:image-count="1" meta:object-count="0" meta:page-count="7" meta:paragraph-count="114" meta:word-count="1675" meta:character-count="10599" meta:non-whitespace-character-count="9057"/>
  </office:meta>
</office:document-meta>
</file>